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officeooo:rsid="0056ec92" officeooo:paragraph-rsid="0056ec92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rsid="0056ec92" officeooo:paragraph-rsid="0056ec92"/>
    </style:style>
    <style:style style:name="P3" style:family="paragraph" style:parent-style-name="Standard">
      <style:paragraph-properties fo:text-align="center" style:justify-single-word="false"/>
      <style:text-properties officeooo:rsid="0007eb1f" officeooo:paragraph-rsid="0007eb1f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7eb1f" officeooo:paragraph-rsid="0007eb1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07eb1f" officeooo:paragraph-rsid="0007eb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69ab13" officeooo:paragraph-rsid="0069ab13"/>
    </style:style>
    <style:style style:name="P7" style:family="paragraph" style:parent-style-name="Standard">
      <style:paragraph-properties fo:margin-top="0cm" fo:margin-bottom="0.3cm" loext:contextual-spacing="false" fo:text-align="start" style:justify-single-word="false" style:shadow="none"/>
      <style:text-properties officeooo:rsid="006da782" officeooo:paragraph-rsid="006da782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officeooo:rsid="00719f82" officeooo:paragraph-rsid="00719f82" style:font-weight-asian="normal" style:font-weight-complex="normal"/>
    </style:style>
    <style:style style:name="P9" style:family="paragraph" style:parent-style-name="Standard" style:list-style-name="L1">
      <style:paragraph-properties fo:margin-top="0cm" fo:margin-bottom="0.3cm" loext:contextual-spacing="false" fo:text-align="start" style:justify-single-word="false" style:shadow="none"/>
      <style:text-properties officeooo:rsid="006c76eb" officeooo:paragraph-rsid="006c76eb"/>
    </style:style>
    <style:style style:name="P10" style:family="paragraph" style:parent-style-name="Standard" style:list-style-name="L1">
      <style:paragraph-properties fo:margin-top="0cm" fo:margin-bottom="0.3cm" loext:contextual-spacing="false" fo:text-align="start" style:justify-single-word="false" style:shadow="none"/>
      <style:text-properties officeooo:rsid="0069ab13" officeooo:paragraph-rsid="006cb3d2"/>
    </style:style>
    <style:style style:name="P11" style:family="paragraph" style:parent-style-name="Standard" style:list-style-name="L1">
      <style:paragraph-properties fo:margin-top="0cm" fo:margin-bottom="0.3cm" loext:contextual-spacing="false" fo:text-align="start" style:justify-single-word="false" style:shadow="none"/>
      <style:text-properties officeooo:rsid="0069ab13" officeooo:paragraph-rsid="0069ab13"/>
    </style:style>
    <style:style style:name="T1" style:family="text">
      <style:text-properties officeooo:rsid="0069ab13"/>
    </style:style>
    <style:style style:name="T2" style:family="text">
      <style:text-properties officeooo:rsid="006c76eb"/>
    </style:style>
    <style:style style:name="T3" style:family="text">
      <style:text-properties officeooo:rsid="006cb3d2"/>
    </style:style>
    <style:style style:name="T4" style:family="text">
      <style:text-properties officeooo:rsid="00719f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Getting <text:span text:style-name="T1">access to a machine</text:span></text:p>
      <text:p text:style-name="P8">Date: 30-October-2019</text:p>
      <text:p text:style-name="P4"/>
      <text:p text:style-name="P6">You need to have regular access to a computer preferably with Ubuntu 18.04 LTS (bionic) operating system installed <text:span text:style-name="T2">on it</text:span>. Here are different possibilities. </text:p>
      <text:p text:style-name="P6"/>
      <text:list xml:id="list330751633" text:style-name="L1">
        <text:list-item>
          <text:p text:style-name="P9">If you have a laptop with Ubuntu or anyother flavor of Linux on it, you are ready to go.</text:p>
        </text:list-item>
        <text:list-item>
          <text:p text:style-name="P10">If you have a Macbook, you don’t have to make any change. Most of the linux commands have their equivalents in MacOS too. Obtain a mapping of the commands with help of internet and the teaching assistants and keep that handy. Make yourself comfortable with the terminal application in MacOS.</text:p>
        </text:list-item>
        <text:list-item>
          <text:p text:style-name="P11">If you have a laptop of your own, seek help from the teaching assistants or volunteers in <text:span text:style-name="T4">the </text:span>Lab to get Ubuntu installed in dual boot configuration. Take back up of files before modifying partitions – just in case.</text:p>
        </text:list-item>
        <text:list-item>
          <text:p text:style-name="P10">If your laptop has adequate RAM and CPU performance, you can install a hypervisor (such as Oracle VirtualBox <text:span text:style-name="T4">or better still VMWare Workstation Player</text:span>) and install Ubuntu as a virtual machine. </text:p>
        </text:list-item>
        <text:list-item>
          <text:p text:style-name="P10">If installation of dual boot is not possible, and your machine is Windows 10, you can get the Ubuntu shell enabled. Most of the work should be possible within this shell. <text:span text:style-name="T3">As you might know, Ubuntu Shell is now an officially supported feature on Windows 10.</text:span></text:p>
        </text:list-item>
        <text:list-item>
          <text:p text:style-name="P11">If you have a laptop but are unable to get a Linux/Unix like environment on it working, at least get OpenSSH or PuTTY installed on it. Obtain a login to any of the Linux machines in the lab with help from the teaching assistants. Login using OpenSSH/PuTTY to that machine and try your stuff.</text:p>
        </text:list-item>
        <text:list-item>
          <text:p text:style-name="P11">If you do not possess a laptop and are also unable to borrow it from a friend for this course, please consider taking one for hire. Laptops are available for hire from most of the computer repair shops. </text:p>
        </text:list-item>
      </text:list>
      <text:p text:style-name="P7"/>
      <text:p text:style-name="P7">Hands on experience is a must to learn the course contents. Please invest your time and efforts to get the practical experience. It will make a big difference to the way you approach a technical problem for the rest of your care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officeooo:rsid="0056ec92" officeooo:paragraph-rsid="0056ec92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rsid="0056ec92" officeooo:paragraph-rsid="0056ec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MM2090 : Introduction to Scientific Computing</text:p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1:14:47.665081457</meta:creation-date>
    <dc:date>2019-10-30T19:11:54.165286550</dc:date>
    <meta:editing-duration>PT3H12M23S</meta:editing-duration>
    <meta:editing-cycles>9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66" meta:character-count="2042" meta:non-whitespace-character-count="1692"/>
  </office:meta>
</office:document-meta>
</file>